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style:style>
    <style:style style:name="P15" style:parent-style-name="Standard" style:family="paragraph">
      <style:text-properties fo:font-weight="bold" style:font-weight-asian="bold" style:font-weight-complex="bold" fo:font-size="24pt" style:font-size-asian="24pt" style:font-size-complex="24pt"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font-weight="bold" style:font-weight-asian="bold" style:font-weight-complex="bold" fo:font-size="24pt" style:font-size-asian="24pt" style:font-size-complex="24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Standard" style:family="paragraph">
      <style:text-properties fo:language="pl" fo:country="PL"/>
    </style:style>
    <style:style style:name="P49"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paragraph-properties fo:margin-bottom="0in" fo:line-height="135%"/>
      <style:text-properties fo:color="#000000" fo:font-size="11pt" style:font-size-asian="11pt" fo:language="pl" fo:country="PL"/>
    </style:style>
    <style:style style:name="P58" style:parent-style-name="Textbody" style:family="paragraph">
      <style:text-properties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Textbody" style:family="paragraph">
      <style:paragraph-properties fo:margin-bottom="0in" fo:line-height="135%"/>
      <style:text-properties fo:color="#000000" fo:font-size="11pt" style:font-size-asian="11pt" fo:language="pl" fo:country="PL"/>
    </style:style>
    <style:style style:name="P63"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paragraph-properties fo:margin-bottom="0in" fo:line-height="135%"/>
      <style:text-properties fo:color="#000000" fo:font-size="11pt" style:font-size-asian="11pt" fo:language="pl" fo:country="PL"/>
    </style:style>
    <style:style style:name="P70" style:parent-style-name="Textbody" style:family="paragraph">
      <style:text-properties fo:language="pl" fo:country="PL"/>
    </style:style>
    <style:style style:name="P71"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P77" style:parent-style-name="Textbody" style:family="paragraph">
      <style:paragraph-properties fo:margin-bottom="0in" fo:line-height="135%"/>
      <style:text-properties fo:color="#000000" fo:font-size="11pt" style:font-size-asian="11pt" fo:language="pl" fo:country="PL"/>
    </style:style>
    <style:style style:name="T78"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Bounding volume hierarchy – group objects into “boxes/chunks” and iterate only through chunks where the player is (could work only for collisions).<text:s/></text:p>
      <text:p text:style-name="Standard">-Declare variables as locally as possible.</text:p>
      <text:p text:style-name="Standard">-Replace every vec2d with vec2f.</text:p>
      <text:p text:style-name="Standard">-Replace big if else statements with switch and enum.</text:p>
      <text:p text:style-name="Standard">-Use ++iterator – it’s faster.<text:s/></text:p>
      <text:p text:style-name="Standard">-Use “const &amp;” on every OBJECT (not variables).</text:p>
      <text:p text:style-name="Standard">-Try unorganised_list for password-function connection in EditableText module.</text:p>
      <text:p text:style-name="Standard">-Divide drawing on cameras to threads.</text:p>
      <text:p text:style-name="Standard">-Instead of running for loops everywhere, make hash map from IDs or something.</text:p>
      <text:p text:style-name="Standard"/>
      <text:p text:style-name="Standard"><text:span text:style-name="T3">TODO</text:span></text:p>
      <text:p text:style-name="Standard">-Reminder: You cannot put processes into contexts, because processes use context class.</text:p>
      <text:p text:style-name="Standard">-Add “id” parameter to the “proc” instruction and force uniqueness.</text:p>
      <text:p text:style-name="Standard">-Add choosing ID of the currently configured process to the “proc” instruction.</text:p>
      <text:p text:style-name="Standard">-Add processes to “new” instruction – new processes will be added to a buffer vector in order to be configured.</text:p>
      <text:p text:style-name="Standard">-Upgrade “proc” instruction – process can be found in a normal vector or in a vector buffer of new processes.</text:p>
      <text:p text:style-name="Standard">-Add deleting processes.</text:p>
      <text:p text:style-name="Standard">-Implement “clone_proc [procID] [procID]” – cloning a process to a different process.</text:p>
      <text:p text:style-name="Standard">-Implement “clone_to_proc [procID] [contextID]” – cloning a context to a process.</text:p>
      <text:p text:style-name="Standard">-Add “clear_layers” and “clear_cameras” attributes to the “proc” instruction. <text:s/></text:p>
      <text:p text:style-name="Standard">-Add buffers(bitmaps) to processes instead of cropping rectangle.</text:p>
      <text:p text:style-name="Standard">-Add procWindowPos procWindowSize to Process.</text:p>
      <text:p text:style-name="Standard">-Add canInteractWithUser boolean to ProcessClass – if true, you can interact with this thread using cameras, mouse and keyboard.</text:p>
      <text:p text:style-name="Standard">-Add blocking user input based allegro events in the processes that are not focused.</text:p>
      <text:p text:style-name="Standard">-Add blocking keyboard and mouse input through cameras that are out of focus.</text:p>
      <text:p text:style-name="Standard">-Add “ls” instruction – print list of processes, cameras, layers, objects, modules, loaded bitmaps and fonts. Using flags prints details or limits the list to one type of entities. Look in scenarios for more info.</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Document instructions.</text:p>
      <text:p text:style-name="Standard"/>
      <text:p text:style-name="Standard">-<text:span text:style-name="T4">MILESTONE</text:span>: ImpostorOS.</text:p>
      <text:p text:style-name="Standard"/>
      <text:p text:style-name="Standard">-Add more milestones.</text:p>
      <text:p text:style-name="Standard">-Connect primitives to cameras.</text:p>
      <text:p text:style-name="Standard">-Add selection rectangle to the mouse.</text:p>
      <text:p text:style-name="Standard">-Change selection borders to primitives?</text:p>
      <text:soft-page-break/>
      <text:p text:style-name="Standard">-Add an interactive grid to cameras.</text:p>
      <text:p text:style-name="Standard">-Add instruction “clone_to_process &lt;context_id&gt; &lt;thread_id&gt; [activate_sim]” – clones layers and cameras from the context from the current thread to a different thread. If activate_sim is true, activate movement, particles and maybe game events. This instruction can be used on layers and cameras that have first been cloned locally in order to activate/deactivate specific entities and scripts.</text:p>
      <text:p text:style-name="Standard">-Add instruction “move_to_process &lt;context_id&gt; &lt;thread_id&gt; [activate_sim]” – moves (clone and delete) layers and cameras from the context from the current thread to a different thread. If activate_sim is true, activate movement, particles and maybe game events. This instruction can be used on layers and cameras that have first been cloned locally in order to activate/deactivate specific entities and scripts.</text:p>
      <text:p text:style-name="Standard">-Create Window templates.</text:p>
      <text:p text:style-name="Standard">-Add Window: Options - shows the list of options/functions of the entity/window, every list item is a button, camera is immobilized, minimizes when mouse is out of focus.</text:p>
      <text:p text:style-name="Standard">-Add Window: Filesystem – displays container for entities (threads, projects, layers, cameras, objects, modules, images, text, etc.). You cannot move camera freely. You can scroll up and down. Right clicking on the entity brings up the Options window. Filesystem has many display mods: list, icons, movable icons (like in old macs, very easy to implement because icons are just objects), tree (like in vs code). You can also open different threads like different partitions, but that might be problematic.</text:p>
      <text:p text:style-name="Standard">-Add Window: ImagePlacement - only draws images of a one object, you can move images around, you can also move camera. On technical plane, objects in this window directly correspond/point to images from the chosen object.</text:p>
      <text:p text:style-name="Standard">-Add Window: CollisionPlacement – gives access to collision borders of a one object, you can move them around, you can also move camera. Aside from borders, window also draws chosen object images. On technical plane, objects in this window directly correspond/point to collision borders and images from the chosen object, but you can only interact with collisions.</text:p>
      <text:p text:style-name="Standard">-Add Window: EditEntity - custom for every other entity, lists all editable parameters (EditableTexts) and eventual sliders, has up-down scrollbar, camera is immobilized.</text:p>
      <text:p text:style-name="Standard">-Add Window: Wim - text editor, has four directional scrollbar, camera is... idk.</text:p>
      <text:p text:style-name="Standard">-Add Window: Logs – the list of text fields, up-down scrollbar. Lists logs from its process.</text:p>
      <text:p text:style-name="Standard">-Add Window: DisplayCameras – shows a vertical list of cameras in the order of display. Does not include this window. User can filter out cameras based on access level and groups. User can move cameras around, switching their order of display. Window’s camera is immobilized. There is up-down scrollbar.</text:p>
      <text:p text:style-name="Standard">-Add Window: GameRunner/VirtualMachine/Simulator/Streamer/SSH - takes layers and cameras from a different process and allows user to interact with it in the current process. Its main goal is to run/test a game/program independently from the current development session. For example if you are in the process of creating a game, you press run button and this window is created. You can now play this game safely, make progress, have fun, test some new feature. If finish playing, just close the window and you will see that nothing changed in the game editor, because the game you played was just a clone of your game.</text:p>
      <text:p text:style-name="Standard">-Add Window: DuctTape – Paint. Why Tape? Because Paint keeps the world in one piece like tape.</text:p>
      <text:p text:style-name="Standard">-Implement access to windows based on “access to engine windows.PNG” or find it in Miro.</text:p>
      <text:p text:style-name="Standard"/>
      <text:p text:style-name="Standard">-Create SuperTextModule - instead of using a vector of strings, use Letter vector. Letter( char ch; AllegroColor color; bool bold; bool italic; bool crossed; bool rainbow;). This basically creats multi-color, all-purpouse text printer.</text:p>
      <text:p text:style-name="Standard">-Creat EditableSuperTextModule.</text:p>
      <text:p text:style-name="Standard">-You should be able to save any type of entity from the engine by using "save &lt;context&gt; &lt;fileName&gt; [force]" instruction. Saving entity or a vector of entities (context) firstly writes a type and number of entities to the file and then all entities' data. If the file already exists and have any<text:s/><text:soft-page-break/>content inside, instruction will fail. By using force, engine will overwrite the previous content of the chosen file.</text:p>
      <text:p text:style-name="Standard">-Add "load &lt;fileName&gt; &lt;context&gt; [force]" instruction. Load will overwrite all entities in the context based on the contents of the file. If the user doesn't provide big enough context, instruction will fail. By using force, engine will create new (valid number of) entities, add them to the context and finally overwrite everything.</text:p>
      <text:p text:style-name="Standard">-Projects will be the another type of entity and it will just add new way of saving and loading entities.</text:p>
      <text:p text:style-name="Standard">-Add hyperlinks to the SuperText. Clicking them will be able to trigger an event.</text:p>
      <text:p text:style-name="Standard">-LayerManagerWindow / Project tree.</text:p>
      <text:p text:style-name="Standard">-Load fonts from script.</text:p>
      <text:p text:style-name="Standard">-Use translateToAllegroKey.</text:p>
      <text:p text:style-name="Standard">-Remove ancestor::createButton method.</text:p>
      <text:p text:style-name="Standard">-Add logging system with filters and colors.</text:p>
      <text:p text:style-name="Standard">-Go through every module and ask the question: can events modify everything?<text: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Create a documentation based on linux manuals.</text:p>
      <text:p text:style-name="Standard"/>
      <text:p text:style-name="Standard"/>
      <text:p text:style-name="Standard">-<text:span text:style-name="T5">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6">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Update drawing frames.</text:p>
      <text:p text:style-name="Standard">-Add platforms that you can hop on from any directions.</text:p>
      <text:p text:style-name="Standard">-Add Animation Module - animation creator (choosing sub-images from chosen image module,<text:s/><text:soft-page-break/>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update: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Standard">-Add gifs.</text:p>
      <text:p text:style-name="P7"/>
      <text:p text:style-name="P8"/>
      <text:p text:style-name="P9"/>
      <text:p text:style-name="P10">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soft-page-break/>
      <text:p text:style-name="P11">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2"/>
      <text:p text:style-name="P13">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4">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5">Concept</text:p>
      <text:p text:style-name="P16">-zbuduj super prosty silnik/edytor do gier i programów (może z bloczkami?), który pozwala robić proste gry i programy bardzo bardzo szybko</text:p>
      <text:p text:style-name="P17">-dodaj możliwość pisania skryptów w c++ (kompilator tutaj potrzebny) lub w uproszczonej lub zjebanej wersji c++</text:p>
      <text:p text:style-name="P18">-dodaj generowanie proceduralne</text:p>
      <text:p text:style-name="P19">-dodaj suwaczki</text:p>
      <text:p text:style-name="P20">-zrób program lub skrypt, który pomaga bardzo szybko zrobić prostą grafikę i animację do gier<text:s/><text:soft-page-break/>(wybieranie palety kolorów, sposobu generowania: losowy, fraktalny, wykorzystujący jakiś obrazek(wrzucasz obrazek, mówisz co chcesz z niego wyciągnąć i program to wyciąga, albo generuje z obrazka różne proste grafiki lub animacje))</text:p>
      <text:p text:style-name="P21">-jest jeden edytor i może być kilka otwartych gier, gra nie może być zamknięta, gdy okno edytora jest aktywne</text:p>
      <text:p text:style-name="P22"/>
      <text:p text:style-name="P23"/>
      <text:p text:style-name="P24"/>
      <text:p text:style-name="P25"/>
      <text:p text:style-name="P26"/>
      <text:p text:style-name="P27"/>
      <text:p text:style-name="P28"/>
      <text:p text:style-name="P29">PLAN</text:p>
      <text:p text:style-name="P30">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1">2) Dodaj: proste obiekty z różnymi parametrami, tekst, przyciski.</text:p>
      <text:p text:style-name="P32">3) Dodaj wzorce projektowe (każdy ma ograniczony interfejs i strukturę tak, aby można było robić wybraną grę</text:p>
      <text:p text:style-name="P33">szybko i efektywnie, bez udziwnień):</text:p>
      <text:p text:style-name="P34">-platformówka (poruszanine się w czterech kierunkach z grawitacją);</text:p>
      <text:p text:style-name="P35">-tekstówka rpg (edytor tekstowy lub przyciski dialogowo-akcyjne)</text:p>
      <text:p text:style-name="P36">-space shooter (ciągłe poruszanie się w górę lub w prawo, manewrowanie i strzelanie, zero fizyki);</text:p>
      <text:p text:style-name="P37">-rpg (poruszanie się w czterech kierunkach bez grawitacji lub przy pomocy myszki, statyczne walki kilka postaci</text:p>
      <text:p text:style-name="P38">na kilka postaci);</text:p>
      <text:p text:style-name="P39">-strategia turowa (heros 3 albo king's bounty na antydepresantach) (poruszanie się myszką, walki turowe na szachownicy kwadratowej lub hexagonalnej);</text:p>
      <text:p text:style-name="P40"/>
      <text:p text:style-name="Standard">6) kilka warstw (menu, settings, game loop)</text:p>
      <text:p text:style-name="Standard"/>
      <text:p text:style-name="P41">x) zrób program A, który: umożliwia stworzenie aplikacji okienkowej B i wyeksportowanie jej do osobnego</text:p>
      <text:p text:style-name="P42">pliku exe (Na początku program A ma przetwarzać input użytkownika na plik z kodem c++, który można</text:p>
      <text:p text:style-name="P43">otworzyć w code blocks i przemienić w plik exe. Potem trzeba zautomatyzować ten proces.)</text:p>
      <text:p text:style-name="P44"/>
      <text:p text:style-name="P45"/>
      <text:p text:style-name="P46"/>
      <text:p text:style-name="P47"/>
      <text:p text:style-name="P48"/>
      <text:p text:style-name="P49"><text:bookmark-start text:name="docs-internal-guid-855d5b62-7fff-d206-a5"/><text:bookmark-end text:name="docs-internal-guid-855d5b62-7fff-d206-a5"/>Platformer:</text:p>
      <text:p text:style-name="P50">Edytor:</text:p>
      <text:p text:style-name="P51">-dodaj nową mapę</text:p>
      <text:p text:style-name="P52">-dodaj/usuń teksturę/animację do edytora</text:p>
      <text:p text:style-name="P53">-dodaj/usuń nowy obiekt (nazwa, obiekt stały/wizualny/przeciwnik, warstwa (0 to gracza, ujemne to za graczem, dodatnie to przed graczem), tekstura/animacja, skala, rotacja, typ poruszania się (współrzędne), interakcja (modyfikacja zmiennej, dymek z informacją))</text:p>
      <text:soft-page-break/>
      <text:p text:style-name="P54">-edytuj obiekt</text:p>
      <text:p text:style-name="P55">-edytuj gracza/graczy</text:p>
      <text:p text:style-name="P56">-dodaj/usuń zmienną odpowiedzialną za statystyki (życie) i zbieranie przedmiotów</text:p>
      <text:p text:style-name="P57">-wybierz warunek zakończenia mapy (brak, dojście do punktu, osiągnięcie wartości zmiennej)</text:p>
      <text:p text:style-name="P58"/>
      <text:p text:style-name="P59">Gra:</text:p>
      <text:p text:style-name="P60">-wybór mapy</text:p>
      <text:p text:style-name="P61">-odblokowywanie map</text:p>
      <text:p text:style-name="P62"/>
      <text:p text:style-name="P63">Space shooter</text:p>
      <text:p text:style-name="P64">Edytor:</text:p>
      <text:p text:style-name="P65">-dodaj/edytuj mapę, które będą się kopiować</text:p>
      <text:p text:style-name="P66">-dodaj/edytuj statek (pojedyncze części, tekstury, typ ruchu)</text:p>
      <text:p text:style-name="P67">-edytuj scenariusz (lista spawnowanych/usuwanych statków/meteorów/obiektów)</text:p>
      <text:p text:style-name="P68">-dodaj/edytuj typ pocisku / ulepszenie</text:p>
      <text:p text:style-name="P69">-wybierz warunek zakończenia mapy (brak, dojście do współrzędnej na jednej osi, pokonanie bossa, osiągnięcie wartości zmiennej)</text:p>
      <text:p text:style-name="P70"/>
      <text:p text:style-name="P71">Tekstówka:</text:p>
      <text:p text:style-name="P72">Edytor:</text:p>
      <text:p text:style-name="P73">-jedna mapa abstrakcyjna</text:p>
      <text:p text:style-name="P74">-dodawanie lokacji jako bloczków</text:p>
      <text:p text:style-name="P75">-dodawanie npc do lokacji</text:p>
      <text:p text:style-name="P76">-edytowanie gracza i npc (dialogi, statystyki, lista z wyposażeniem, relacje)</text:p>
      <text:p text:style-name="P77">-dodawanie interakcji z otoczeniem (podnoszenie przedmiotów, aktywacja zdarzenia)<text:line-break/></text:p>
      <text:p text:style-name="Textbody"><text:span text:style-name="T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ateusz Matkowski</meta:initial-creator>
    <dc:creator>Mateusz</dc:creator>
    <meta:creation-date>2021-06-15T00:12:00Z</meta:creation-date>
    <dc:date>2023-11-27T00:30:00Z</dc:date>
    <meta:template xlink:href="Normal.dotm" xlink:type="simple"/>
    <meta:editing-cycles>844</meta:editing-cycles>
    <meta:editing-duration>PT1681020S</meta:editing-duration>
    <meta:document-statistic meta:page-count="7" meta:paragraph-count="35" meta:word-count="2680" meta:character-count="17921" meta:row-count="127" meta:non-whitespace-character-count="15276"/>
  </office:meta>
</office:document-meta>
</file>